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2af8" officeooo:paragraph-rsid="00102af8"/>
    </style:style>
    <style:style style:name="P2" style:family="paragraph" style:parent-style-name="Standard">
      <style:paragraph-properties fo:text-align="start" style:justify-single-word="false"/>
      <style:text-properties officeooo:rsid="00102af8" officeooo:paragraph-rsid="00102af8"/>
    </style:style>
    <style:style style:name="P3" style:family="paragraph" style:parent-style-name="Standard">
      <style:paragraph-properties fo:text-align="start" style:justify-single-word="false"/>
      <style:text-properties officeooo:rsid="00110033" officeooo:paragraph-rsid="00110033"/>
    </style:style>
    <style:style style:name="P4" style:family="paragraph" style:parent-style-name="Standard">
      <style:paragraph-properties fo:text-align="start" style:justify-single-word="false"/>
      <style:text-properties officeooo:rsid="00110033" officeooo:paragraph-rsid="00116f02"/>
    </style:style>
    <style:style style:name="P5" style:family="paragraph" style:parent-style-name="Standard">
      <style:paragraph-properties fo:text-align="start" style:justify-single-word="false"/>
      <style:text-properties officeooo:rsid="00116f02" officeooo:paragraph-rsid="00116f02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16f02" officeooo:paragraph-rsid="00116f02"/>
    </style:style>
    <style:style style:name="P7" style:family="paragraph" style:parent-style-name="Standard">
      <style:paragraph-properties fo:text-align="start" style:justify-single-word="false"/>
      <style:text-properties officeooo:rsid="00116f02" officeooo:paragraph-rsid="00116f02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110033" officeooo:paragraph-rsid="00116f02"/>
    </style:style>
    <style:style style:name="P9" style:family="paragraph" style:parent-style-name="Standard" style:list-style-name="L3">
      <style:paragraph-properties fo:text-align="start" style:justify-single-word="false"/>
      <style:text-properties officeooo:rsid="00102af8" officeooo:paragraph-rsid="00102af8"/>
    </style:style>
    <style:style style:name="P10" style:family="paragraph" style:parent-style-name="Standard">
      <style:paragraph-properties fo:text-align="start" style:justify-single-word="false"/>
      <style:text-properties officeooo:rsid="00122c1c" officeooo:paragraph-rsid="00122c1c"/>
    </style:style>
    <style:style style:name="P11" style:family="paragraph" style:parent-style-name="Standard" style:list-style-name="L5">
      <style:paragraph-properties fo:text-align="start" style:justify-single-word="false"/>
      <style:text-properties officeooo:rsid="00122c1c" officeooo:paragraph-rsid="00122c1c"/>
    </style:style>
    <style:style style:name="P12" style:family="paragraph" style:parent-style-name="Standard" style:list-style-name="L6">
      <style:paragraph-properties fo:text-align="start" style:justify-single-word="false"/>
      <style:text-properties officeooo:rsid="00122c1c" officeooo:paragraph-rsid="00122c1c"/>
    </style:style>
    <style:style style:name="P13" style:family="paragraph" style:parent-style-name="Standard">
      <style:paragraph-properties fo:text-align="start" style:justify-single-word="false"/>
      <style:text-properties officeooo:rsid="0012fe6d" officeooo:paragraph-rsid="0012fe6d"/>
    </style:style>
    <style:style style:name="P14" style:family="paragraph" style:parent-style-name="Standard" style:list-style-name="L7">
      <style:paragraph-properties fo:text-align="start" style:justify-single-word="false"/>
      <style:text-properties officeooo:rsid="0012fe6d" officeooo:paragraph-rsid="0012fe6d"/>
    </style:style>
    <style:style style:name="P15" style:family="paragraph" style:parent-style-name="Standard" style:list-style-name="L7">
      <style:paragraph-properties fo:text-align="start" style:justify-single-word="false"/>
      <style:text-properties officeooo:rsid="0014796f" officeooo:paragraph-rsid="0014796f"/>
    </style:style>
    <style:style style:name="P16" style:family="paragraph" style:parent-style-name="Standard">
      <style:paragraph-properties fo:text-align="start" style:justify-single-word="false"/>
      <style:text-properties officeooo:rsid="0014cc5e" officeooo:paragraph-rsid="0014cc5e"/>
    </style:style>
    <style:style style:name="P17" style:family="paragraph" style:parent-style-name="Standard" style:list-style-name="L9">
      <style:paragraph-properties fo:text-align="start" style:justify-single-word="false"/>
      <style:text-properties officeooo:rsid="0014cc5e" officeooo:paragraph-rsid="0014cc5e"/>
    </style:style>
    <style:style style:name="P18" style:family="paragraph" style:parent-style-name="Standard" style:list-style-name="L7">
      <style:paragraph-properties fo:text-align="start" style:justify-single-word="false"/>
      <style:text-properties officeooo:rsid="0017dc2f" officeooo:paragraph-rsid="0017dc2f"/>
    </style:style>
    <style:style style:name="T1" style:family="text">
      <style:text-properties officeooo:rsid="00107a03"/>
    </style:style>
    <style:style style:name="T2" style:family="text">
      <style:text-properties officeooo:rsid="0011b3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rnal de bord</text:p>
      <text:p text:style-name="P1">Dave Otis</text:p>
      <text:p text:style-name="P1"/>
      <text:p text:style-name="P10">2016-02-10</text:p>
      <text:list xml:id="list1959024357020777672" text:style-name="L5">
        <text:list-item>
          <text:p text:style-name="P11">Mise en place du système de reset de mot de passe via texto. Le tout est fonctionnel, il restera à aller chercher le numéro de téléphone dans la BD lorsque la table de config sera fait.</text:p>
        </text:list-item>
      </text:list>
      <text:p text:style-name="P10">2016-02-09</text:p>
      <text:list xml:id="list5233072611017143940" text:style-name="L6">
        <text:list-item>
          <text:p text:style-name="P12">Enlever le spinner des input dans la page de configuration</text:p>
        </text:list-item>
        <text:list-item>
          <text:p text:style-name="P12">Ajout de la fonctionnalité du bouton de retour sur champ du mot de passe</text:p>
        </text:list-item>
      </text:list>
      <text:p text:style-name="P10"/>
      <text:p text:style-name="P13">2016-02-08</text:p>
      <text:list xml:id="list3481687063768082948" text:style-name="L7">
        <text:list-item>
          <text:p text:style-name="P14">Création de la possibilité d'envoie de courrier lors d'oublie de mot de passe</text:p>
        </text:list-item>
        <text:list-item>
          <text:p text:style-name="P15">Mise en place de la BD</text:p>
          <text:p text:style-name="P18"/>
        </text:list-item>
      </text:list>
      <text:p text:style-name="P16">2016-02-05</text:p>
      <text:list xml:id="list8677821699905189484" text:style-name="L9">
        <text:list-item>
          <text:p text:style-name="P17">Correction connection vers la BD</text:p>
        </text:list-item>
        <text:list-item>
          <text:p text:style-name="P17">Correction du POST Lors de l'envoie du code pour les pages</text:p>
        </text:list-item>
      </text:list>
      <text:p text:style-name="P5"/>
      <text:p text:style-name="P5">2016-02-01</text:p>
      <text:p text:style-name="P5"><text:tab/><text:span text:style-name="T2">4 heures</text:span></text:p>
      <text:list xml:id="list7922344935269440355" text:style-name="L1">
        <text:list-item>
          <text:p text:style-name="P6">Création de la page de code pour les users</text:p>
        </text:list-item>
        <text:list-item>
          <text:p text:style-name="P6">création du php pour commit le code et la validation</text:p>
        </text:list-item>
        <text:list-item>
          <text:p text:style-name="P6">création des models et Controlleurs pour la validation du code</text:p>
        </text:list-item>
      </text:list>
      <text:p text:style-name="P4"/>
      <text:p text:style-name="P4"/>
      <text:p text:style-name="P4">2016-01-28</text:p>
      <text:list xml:id="list945084912496669105" text:style-name="L2">
        <text:list-item>
          <text:p text:style-name="P8">Création de la base de données et de sa structures 1heure</text:p>
        </text:list-item>
        <text:list-item>
          <text:p text:style-name="P8">mise en place du MVC + configuration du MVC 2 heures</text:p>
        </text:list-item>
      </text:list>
      <text:p text:style-name="P1"/>
      <text:p text:style-name="P1"/>
      <text:p text:style-name="P2">2016-01-27</text:p>
      <text:p text:style-name="P2"/>
      <text:list xml:id="list198794718251384444" text:style-name="L3">
        <text:list-item>
          <text:p text:style-name="P9">Préparation de l'espace de travail. Installation Apache, mySQL, github, mise en place du site dans apache. <text:span text:style-name="T1">3Heures</text:span></text:p>
          <text:p text:style-name="P9"/>
        </text:list-item>
        <text:list-item>
          <text:p text:style-name="P9">Teste du fonctionnement du Rasberry+Pin sur le site <text:span text:style-name="T1">1heures</text:span></text:p>
        </text:list-item>
      </text:list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00:53:04.504698664</meta:creation-date>
    <dc:date>2016-01-27T23:26:03.191918753</dc:date>
    <meta:editing-duration>PT15M6S</meta:editing-duration>
    <meta:editing-cycles>12</meta:editing-cycles>
    <meta:generator>LibreOffice/4.3.3.2$Linux_ARM_EABI LibreOffice_project/430m0$Build-2</meta:generator>
    <meta:document-statistic meta:table-count="0" meta:image-count="0" meta:object-count="0" meta:page-count="1" meta:paragraph-count="26" meta:word-count="202" meta:character-count="1061" meta:non-whitespace-character-count="898"/>
  </office:meta>
</office:document-meta>
</file>